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Monospace" svg:font-family="Monospace"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mono" svg:font-family="mono" style:font-pitch="fixed"/>
  </office:font-face-decls>
  <office:automatic-styles>
    <style:style style:name="P1" style:family="paragraph" style:parent-style-name="Standard">
      <style:text-properties officeooo:rsid="000c59aa" officeooo:paragraph-rsid="000c59aa"/>
    </style:style>
    <style:style style:name="P2" style:family="paragraph" style:parent-style-name="Standard">
      <style:text-properties officeooo:paragraph-rsid="000c59aa"/>
    </style:style>
    <style:style style:name="P3" style:family="paragraph" style:parent-style-name="Standard">
      <style:text-properties officeooo:rsid="000e45bd" officeooo:paragraph-rsid="000e45bd"/>
    </style:style>
    <style:style style:name="P4" style:family="paragraph" style:parent-style-name="Standard">
      <style:text-properties officeooo:rsid="000f9604" officeooo:paragraph-rsid="000f9604"/>
    </style:style>
    <style:style style:name="P5" style:family="paragraph" style:parent-style-name="Standard">
      <style:text-properties officeooo:paragraph-rsid="000f9604"/>
    </style:style>
    <style:style style:name="P6" style:family="paragraph" style:parent-style-name="Standard">
      <style:text-properties officeooo:rsid="000fefdd" officeooo:paragraph-rsid="000fefdd"/>
    </style:style>
    <style:style style:name="P7" style:family="paragraph" style:parent-style-name="Standard">
      <style:text-properties style:text-underline-style="none" officeooo:rsid="00110099" officeooo:paragraph-rsid="00110099"/>
    </style:style>
    <style:style style:name="P8" style:family="paragraph" style:parent-style-name="Standard">
      <style:text-properties style:text-underline-style="none" officeooo:paragraph-rsid="001c4964"/>
    </style:style>
    <style:style style:name="P9" style:family="paragraph" style:parent-style-name="Standard">
      <style:text-properties style:text-underline-style="none" officeooo:rsid="001c4be9" officeooo:paragraph-rsid="001c4be9"/>
    </style:style>
    <style:style style:name="P10" style:family="paragraph" style:parent-style-name="Standard">
      <style:text-properties style:text-underline-style="none" officeooo:rsid="001ca2c9" officeooo:paragraph-rsid="001ca2c9"/>
    </style:style>
    <style:style style:name="P11" style:family="paragraph" style:parent-style-name="Standard">
      <style:text-properties style:text-underline-style="none" officeooo:rsid="001d5607" officeooo:paragraph-rsid="001d5607"/>
    </style:style>
    <style:style style:name="P12" style:family="paragraph" style:parent-style-name="Standard">
      <style:text-properties style:text-underline-style="none" officeooo:rsid="001efa0a" officeooo:paragraph-rsid="001efa0a"/>
    </style:style>
    <style:style style:name="P13" style:family="paragraph" style:parent-style-name="Standard">
      <style:text-properties style:text-underline-style="none" officeooo:rsid="001f1fad" officeooo:paragraph-rsid="001f1fad"/>
    </style:style>
    <style:style style:name="P14" style:family="paragraph" style:parent-style-name="Standard">
      <style:text-properties officeooo:rsid="00114d03" officeooo:paragraph-rsid="00114d03"/>
    </style:style>
    <style:style style:name="P15" style:family="paragraph" style:parent-style-name="Standard">
      <style:text-properties officeooo:rsid="00118232" officeooo:paragraph-rsid="00118232"/>
    </style:style>
    <style:style style:name="P16" style:family="paragraph" style:parent-style-name="Standard">
      <style:text-properties officeooo:rsid="0012e930" officeooo:paragraph-rsid="0012e930"/>
    </style:style>
    <style:style style:name="P17" style:family="paragraph" style:parent-style-name="Standard">
      <style:text-properties officeooo:rsid="00154a66" officeooo:paragraph-rsid="00154a66"/>
    </style:style>
    <style:style style:name="P18" style:family="paragraph" style:parent-style-name="Standard">
      <style:text-properties officeooo:paragraph-rsid="0016ea79"/>
    </style:style>
    <style:style style:name="P19" style:family="paragraph" style:parent-style-name="Standard">
      <style:text-properties officeooo:rsid="0018b32f" officeooo:paragraph-rsid="0018b32f"/>
    </style:style>
    <style:style style:name="P20" style:family="paragraph" style:parent-style-name="Standard">
      <style:text-properties officeooo:rsid="001acfa0" officeooo:paragraph-rsid="001acfa0"/>
    </style:style>
    <style:style style:name="P21" style:family="paragraph" style:parent-style-name="Standard">
      <style:text-properties officeooo:rsid="001c4964" officeooo:paragraph-rsid="001c4964"/>
    </style:style>
    <style:style style:name="P22" style:family="paragraph" style:parent-style-name="Standard">
      <style:text-properties officeooo:paragraph-rsid="001c4964"/>
    </style:style>
    <style:style style:name="P23" style:family="paragraph" style:parent-style-name="Standard">
      <style:text-properties officeooo:rsid="001c4be9" officeooo:paragraph-rsid="001c4be9"/>
    </style:style>
    <style:style style:name="P24" style:family="paragraph" style:parent-style-name="Standard">
      <style:text-properties officeooo:rsid="001ca2c9" officeooo:paragraph-rsid="001ca2c9"/>
    </style:style>
    <style:style style:name="P25" style:family="paragraph" style:parent-style-name="Standard">
      <style:text-properties officeooo:paragraph-rsid="001ca2c9"/>
    </style:style>
    <style:style style:name="P26" style:family="paragraph" style:parent-style-name="Standard">
      <style:text-properties officeooo:paragraph-rsid="001d5607"/>
    </style:style>
    <style:style style:name="P27" style:family="paragraph" style:parent-style-name="Standard">
      <style:text-properties officeooo:rsid="001d5607" officeooo:paragraph-rsid="001d5607"/>
    </style:style>
    <style:style style:name="P28" style:family="paragraph" style:parent-style-name="Standard">
      <style:text-properties officeooo:rsid="001efa0a" officeooo:paragraph-rsid="001efa0a"/>
    </style:style>
    <style:style style:name="P29" style:family="paragraph" style:parent-style-name="Standard">
      <style:text-properties officeooo:paragraph-rsid="001f1fad"/>
    </style:style>
    <style:style style:name="P30" style:family="paragraph" style:parent-style-name="Standard">
      <style:text-properties style:font-name="Monospace" style:text-underline-style="none" officeooo:rsid="001f1fad" officeooo:paragraph-rsid="001f1fad"/>
    </style:style>
    <style:style style:name="P31" style:family="paragraph" style:parent-style-name="Standard">
      <style:text-properties style:font-name="Liberation Serif" style:text-underline-style="none" officeooo:rsid="001f1fad" officeooo:paragraph-rsid="001f1fad"/>
    </style:style>
    <style:style style:name="P32" style:family="paragraph" style:parent-style-name="Standard">
      <style:text-properties officeooo:rsid="0025a640" officeooo:paragraph-rsid="0025a640"/>
    </style:style>
    <style:style style:name="P33" style:family="paragraph" style:parent-style-name="Standard">
      <style:text-properties officeooo:rsid="00271713" officeooo:paragraph-rsid="00271713"/>
    </style:style>
    <style:style style:name="P34" style:family="paragraph" style:parent-style-name="Standard">
      <style:text-properties officeooo:paragraph-rsid="00271713"/>
    </style:style>
    <style:style style:name="P35" style:family="paragraph" style:parent-style-name="Standard">
      <style:text-properties style:font-name="Liberation Serif" style:text-underline-style="none" officeooo:rsid="00220409" officeooo:paragraph-rsid="00220409"/>
    </style:style>
    <style:style style:name="P36" style:family="paragraph" style:parent-style-name="Standard">
      <style:text-properties style:font-name="Liberation Serif" style:text-underline-style="none" officeooo:rsid="00220409" officeooo:paragraph-rsid="0029fb84"/>
    </style:style>
    <style:style style:name="P37" style:family="paragraph" style:parent-style-name="Standard">
      <style:text-properties style:font-name="Liberation Serif" style:text-underline-style="none" officeooo:rsid="0029fb84" officeooo:paragraph-rsid="0029fb84"/>
    </style:style>
    <style:style style:name="P38" style:family="paragraph" style:parent-style-name="Standard">
      <style:text-properties style:font-name="mono" style:text-underline-style="none" officeooo:rsid="00220409" officeooo:paragraph-rsid="00220409"/>
    </style:style>
    <style:style style:name="P39" style:family="paragraph" style:parent-style-name="Standard">
      <style:text-properties style:font-name="Liberation Serif" style:text-underline-style="none" officeooo:rsid="00220409" officeooo:paragraph-rsid="00220409"/>
    </style:style>
    <style:style style:name="P40" style:family="paragraph" style:parent-style-name="Standard">
      <style:text-properties style:font-name="Liberation Serif" style:text-underline-style="none" officeooo:rsid="0029fb84" officeooo:paragraph-rsid="0029fb84"/>
    </style:style>
    <style:style style:name="P41" style:family="paragraph" style:parent-style-name="Standard">
      <style:text-properties style:font-name="Mono" style:text-underline-style="none" officeooo:rsid="0029fb84" officeooo:paragraph-rsid="0029fb84"/>
    </style:style>
    <style:style style:name="T1" style:family="text">
      <style:text-properties officeooo:rsid="000c59aa"/>
    </style:style>
    <style:style style:name="T2" style:family="text">
      <style:text-properties style:text-position="super 58%"/>
    </style:style>
    <style:style style:name="T3" style:family="text">
      <style:text-properties officeooo:rsid="000e45bd"/>
    </style:style>
    <style:style style:name="T4" style:family="text">
      <style:text-properties officeooo:rsid="000f9604"/>
    </style:style>
    <style:style style:name="T5" style:family="text">
      <style:text-properties officeooo:rsid="000fefdd"/>
    </style:style>
    <style:style style:name="T6" style:family="text">
      <style:text-properties officeooo:rsid="00110099"/>
    </style:style>
    <style:style style:name="T7" style:family="text">
      <style:text-properties officeooo:rsid="00114d03"/>
    </style:style>
    <style:style style:name="T8" style:family="text">
      <style:text-properties officeooo:rsid="00118232"/>
    </style:style>
    <style:style style:name="T9" style:family="text">
      <style:text-properties officeooo:rsid="001494de"/>
    </style:style>
    <style:style style:name="T10" style:family="text">
      <style:text-properties officeooo:rsid="00154a66"/>
    </style:style>
    <style:style style:name="T11" style:family="text">
      <style:text-properties officeooo:rsid="0016ea79"/>
    </style:style>
    <style:style style:name="T12" style:family="text">
      <style:text-properties officeooo:rsid="0018b32f"/>
    </style:style>
    <style:style style:name="T13" style:family="text">
      <style:text-properties officeooo:rsid="001acfa0"/>
    </style:style>
    <style:style style:name="T14" style:family="text">
      <style:text-properties officeooo:rsid="001c4964"/>
    </style:style>
    <style:style style:name="T15" style:family="text">
      <style:text-properties officeooo:rsid="001c4be9"/>
    </style:style>
    <style:style style:name="T16" style:family="text">
      <style:text-properties style:text-underline-style="none"/>
    </style:style>
    <style:style style:name="T17" style:family="text">
      <style:text-properties style:text-underline-style="none" officeooo:rsid="001c4964"/>
    </style:style>
    <style:style style:name="T18" style:family="text">
      <style:text-properties style:text-underline-style="none" officeooo:rsid="001c4be9"/>
    </style:style>
    <style:style style:name="T19" style:family="text">
      <style:text-properties style:text-underline-style="none" officeooo:rsid="001ca2c9"/>
    </style:style>
    <style:style style:name="T20" style:family="text">
      <style:text-properties style:text-underline-style="none" officeooo:rsid="001efa0a"/>
    </style:style>
    <style:style style:name="T21" style:family="text">
      <style:text-properties style:text-underline-style="none" officeooo:rsid="001d5607"/>
    </style:style>
    <style:style style:name="T22" style:family="text">
      <style:text-properties style:text-underline-style="none" officeooo:rsid="001f1fad"/>
    </style:style>
    <style:style style:name="T23" style:family="text">
      <style:text-properties officeooo:rsid="001ca2c9"/>
    </style:style>
    <style:style style:name="T24" style:family="text">
      <style:text-properties officeooo:rsid="001d5607"/>
    </style:style>
    <style:style style:name="T25" style:family="text">
      <style:text-properties officeooo:rsid="0025a640"/>
    </style:style>
    <style:style style:name="T26" style:family="text">
      <style:text-properties officeooo:rsid="00271713"/>
    </style:style>
    <style:style style:name="T27" style:family="text">
      <style:text-properties officeooo:rsid="00278430"/>
    </style:style>
    <style:style style:name="T28" style:family="text">
      <style:text-properties officeooo:rsid="0029fb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xt:p>
      <text:p text:style-name="P2"><text:span text:style-name="T1">256 direcciones (direcciones de 8 bits), 1 Byte por </text:span><text:span text:style-name="T5">palabra</text:span><text:span text:style-name="T1"> de memoria (direccionamiento a Byte, </text:span><text:span text:style-name="T5">palabras de 1 Byte</text:span><text:span text:style-name="T1">) = 256 Bytes.</text:span></text:p>
      <text:p text:style-name="P1"/>
      <text:p text:style-name="P1">1.b.</text:p>
      <text:p text:style-name="P1">8 bits (PC es usado como dirección para acceder a memoria).</text:p>
      <text:p text:style-name="P1"/>
      <text:p text:style-name="P1">1.c.</text:p>
      <text:p text:style-name="P1">El IR está en el componente Decode, y lo forman los registros IR-L e IR-H.</text:p>
      <text:p text:style-name="P1"/>
      <text:p text:style-name="P3">1.d.</text:p>
      <text:p text:style-name="P25"><text:span text:style-name="T23">2⁵ – 21 = 11 (l</text:span><text:span text:style-name="T8">as instrucciones de OpCode </text:span><text:span text:style-name="T23">0, </text:span><text:span text:style-name="T3">9, 10, 11, 12, 13, 14, 15, 28, 29 y 30</text:span><text:span text:style-name="T23">).</text:span></text:p>
      <text:p text:style-name="P3"/>
      <text:p text:style-name="P4">1.e.</text:p>
      <text:p text:style-name="P26"><text:span text:style-name="T24">T</text:span><text:span text:style-name="T23">ipo A: 1</text:span><text:span text:style-name="T24">2</text:span><text:span text:style-name="T23"> </text:span><text:span text:style-name="T24">CodOps</text:span><text:span text:style-name="T23">. 1</text:span><text:span text:style-name="T24">2</text:span><text:span text:style-name="T23">*2⁶</text:span><text:span text:style-name="T24"> combinaciones tomadas.</text:span></text:p>
      <text:p text:style-name="P27">Tipo B: 2 CodOps. 2*2³ combinaciones tomadas.</text:p>
      <text:p text:style-name="P27">Tipo C: 4 CodOps. 4*2⁸ combinaciones tomadas.</text:p>
      <text:p text:style-name="P27">Tipo D: 3 CodOps. 3*2¹¹ combinaciones tomadas.</text:p>
      <text:p text:style-name="P27">Entonces, de las 2^16 combinaciones totales, quedan disponibles para instrucciones sin operandos:</text:p>
      <text:p text:style-name="P27">2¹⁶ – (12*2⁶ + 2*2³ + 4*2⁸ + 3*2¹¹) = 57.584</text:p>
      <text:p text:style-name="P24"/>
      <text:p text:style-name="P15"><text:span text:style-name="T23"># </text:span>Si no se respeta al formato de instrucción, para cada uno de esos 10 OpCodes disponibles se pueden hacer 2^11 combinaciones (usando el resto de los bits que siguen al OpCode), entonces podrían agregarse 10*2^11 instrucciones.</text:p>
      <text:p text:style-name="P4"/>
      <text:p text:style-name="P4">2<text:span text:style-name="T2">.</text:span>.a.</text:p>
      <text:p text:style-name="P16">Inc es la señal de control que habilita a que en el próximo tick del reloj se incremente el valor de PC.</text:p>
      <text:p text:style-name="P4"/>
      <text:p text:style-name="P4">2.b.</text:p>
      <text:p text:style-name="P16">write_op habilita a que los flags sean modificados por la operación realizada por la ALU (de acuerdo a los operandos y al código de operación cargados).</text:p>
      <text:p text:style-name="P4"/>
      <text:p text:style-name="P4">2.c.</text:p>
      <text:p text:style-name="P5"><text:span text:style-name="T4">Cuando se ejecuta la instrucción para un salto condicional, la primera microinstrucción indica que se habilite la escritura al contador microPC (load_microOp) y que se está queriendo decidir sobre si saltar o no (jx_microOp, donde x referencia al flag asociado al salto condicional). Si el flag asociado está alto (x = 1, es decir, si se cumple la condición del salto) entonces el multiplexor asociado a elegir entre su</text:span><text:span text:style-name="T9">mar </text:span><text:span text:style-name="T4">1 o 2 </text:span><text:span text:style-name="T9">al microPC</text:span><text:span text:style-name="T4"> recibe un 1 como señal, por lo </text:span><text:span text:style-name="T9">que suma 2. Como jx_microOp está alta, se deja pasar al microPC anterior + 2 (en vez de micro</text:span><text:span text:style-name="T10">PC anterior + 1</text:span><text:span text:style-name="T9">) como input </text:span><text:span text:style-name="T10">D al contador microPC, por lo que la segunda microinstrucción (reset_microOp) es salteada. En la siguiente microinstrucción, que no hubiese sido ejecutada si el flag no hubiese estado alto, se setea el nuevo valor del PC.</text:span></text:p>
      <text:p text:style-name="P4"/>
      <text:p text:style-name="P17">Obs.: Si load_microOp está baja, el comportamiento de microPC es simplemente incrementarse en cada tick del reloj (porque por la negación de la señal, el input ct a microPC está alto). Cuando está alta y se está evaluando un salto condicional, el microPC puede incrementarse en 1 o 2 según el valor del flag asociado al salto, y si no se está evaluando un salto el microOp es seteado al valor dado por el OP_code extendido. </text:p>
      <text:p text:style-name="P4"/>
      <text:p text:style-name="P4">2.d.</text:p>
      <text:p text:style-name="P18"><text:soft-page-break/><text:span text:style-name="T4">DE enOutImm </text:span><text:span text:style-name="T11">habilita la salida del valor en el registro valueM del componente Decode al bus interno. La parte del circuito que indica los índices de los registros para lectura y escritura son indexX e indexY del componente Decode, y la que usa a indexX, indexY, RB_selectIndexIn y RB_selectIndexOut y determina los valores de inSelect y outSelect.</text:span></text:p>
      <text:p text:style-name="P4"/>
      <text:p text:style-name="P6">3<text:span text:style-name="T2">.</text:span>.a.</text:p>
      <text:p text:style-name="P19">El programa va a colocar 0xFF en R0 y 0x11 en R1, luego al realizar la suma va a obtenerse carry (C = 1) con resultado 0x<text:span text:style-name="T26">1</text:span>0 (guardado en R0), y por lo tanto va a realizar el salto condicional para volver a sumar R1 a R0, que ahora va a resultar en 0x<text:span text:style-name="T26">2</text:span>1 (guardado en R0) sin carry (C = 0). Entonces, en JC siguiente no se salta y se llega a JMP halt, que es un ciclo infinito.</text:p>
      <text:p text:style-name="P6"/>
      <text:p text:style-name="P6">3.b.</text:p>
      <text:p text:style-name="P19">Por cómo quedó cargado en memoria, el programa comienza en posición 0x0000.</text:p>
      <text:p text:style-name="P19">JPM seguir ocupa 2 palabras (+2)</text:p>
      <text:p text:style-name="P19">- Etiqueta “seguir” está en posición 0x0002</text:p>
      <text:p text:style-name="P19">SET R0, 0xFF ocupa 2 palabras (+4)</text:p>
      <text:p text:style-name="P19">SET R1, 0x11 ocupa 2 palabras (+6)</text:p>
      <text:p text:style-name="P19">- Etiqueta “siguiente” está en posición 0x0006</text:p>
      <text:p text:style-name="P19">ADD R0, R1 ocupa 2 palabras (+8)</text:p>
      <text:p text:style-name="P19">JC siguiente ocupa 2 palabras (+A)</text:p>
      <text:p text:style-name="P6">- <text:span text:style-name="T12">Etiqueta “halt” está en posición 0x000A</text:span></text:p>
      <text:p text:style-name="P19">JMP halt ocupa 2 palabras (+C)</text:p>
      <text:p text:style-name="P6"/>
      <text:p text:style-name="P6">3.c. <text:span text:style-name="T6">Obs.: JMP halt en hex es A00A. Para resolver, hacemos ticks de a uno hasta ver a A00A como instrucción en el campo para debugging “Instruction”.</text:span></text:p>
      <text:p text:style-name="P20">53 ciclos de reloj (en el n.º 53 se carga la segunda mitad de la instrucción A00A).</text:p>
      <text:p text:style-name="P6"/>
      <text:p text:style-name="P6">3.d. <text:span text:style-name="T6">Inspeccionando la cantidad de ticks necesarios por instrucción en microCode.ops:</text:span></text:p>
      <text:p text:style-name="P20">ADD R0, R1: 5 ticks (5 microinstrucciones)</text:p>
      <text:p text:style-name="P20">JMP seguir: 2 ticks (2 microinstrucciones)</text:p>
      <text:p text:style-name="P20">JC siguiente: 4 ticks (4 microinstrucciones)</text:p>
      <text:p text:style-name="P6"/>
      <text:p text:style-name="P6">3.e. <text:span text:style-name="T7">Obs.: periodo de tick 1/32 s/tick. </text:span></text:p>
      <text:p text:style-name="P20">Consideramos que el programa termina al llegar al halt, <text:span text:style-name="T25">como en 3.c.</text:span></text:p>
      <text:p text:style-name="P7">JMP seguir: <text:span text:style-name="T13">2</text:span> ticks, <text:span text:style-name="T13">2</text:span>/<text:span text:style-name="T7">32 s</text:span></text:p>
      <text:p text:style-name="P14">SET R0, 0xFF: <text:span text:style-name="T13">2</text:span> ticks, <text:span text:style-name="T13">2/32 s</text:span></text:p>
      <text:p text:style-name="P14">SET R1, 0x11: <text:span text:style-name="T13">2</text:span> ticks, <text:span text:style-name="T13">2/32 s</text:span></text:p>
      <text:p text:style-name="P20">ADD R0, R1: 5 ticks <text:span text:style-name="T25">ambas veces que se ejecuta</text:span>, <text:span text:style-name="T25">10</text:span>/32 s</text:p>
      <text:p text:style-name="P20">JC siguiente: <text:span text:style-name="T25">3</text:span> ticks <text:span text:style-name="T25">la primera vez que se ejecuta, 2 ticks la segunda</text:span>, <text:span text:style-name="T25">5</text:span>/32 s</text:p>
      <text:p text:style-name="P32">Además, para cada instrucción se realiza un fetch, de <text:span text:style-name="T27">5</text:span> ticks del reloj cada uno <text:span text:style-name="T27">(sin considerar reset_microOp)</text:span>. <text:span text:style-name="T27">La excepción a esto último es el último fetch, para el cual no estamos considerando la microinstrucción load_microOp.</text:span></text:p>
      <text:p text:style-name="P14">Total: <text:span text:style-name="T13">(</text:span><text:span text:style-name="T27">(</text:span><text:span text:style-name="T13">2 + 2 + 2 + </text:span><text:span text:style-name="T26">5</text:span><text:span text:style-name="T27">+5</text:span><text:span text:style-name="T13"> + </text:span><text:span text:style-name="T26">3+2</text:span><text:span text:style-name="T27">)</text:span><text:span text:style-name="T26"> </text:span><text:span text:style-name="T25">+ </text:span><text:span text:style-name="T27">(8</text:span><text:span text:style-name="T25">*</text:span><text:span text:style-name="T27">5</text:span><text:span text:style-name="T25"> - </text:span><text:span text:style-name="T27">1)</text:span><text:span text:style-name="T13">)/32 = </text:span><text:span text:style-name="T27">60</text:span><text:span text:style-name="T13">/32 s</text:span></text:p>
      <text:p text:style-name="P33"/>
      <text:p text:style-name="P34"><text:span text:style-name="T26">Por lo meno</text:span><text:span text:style-name="T27">s ese</text:span><text:span text:style-name="T26"> sería </text:span><text:span text:style-name="T27">el caso </text:span><text:span text:style-name="T26">si cada microinstrucción en microCode.ops realmente requiriese un tick del reloj. En la práctica sabemos que se necesitan 53 ticks, no 6</text:span><text:span text:style-name="T27">0</text:span><text:span text:style-name="T26">. </text:span><text:span text:style-name="T27">A partir de haber seguido </text:span><text:span text:style-name="T26">la ejecución de manera cercana, se concluye que reset_microOp se realiza </text:span><text:span text:style-name="T27">en el mismo tick que la microinstrucción que le antecede</text:span><text:span text:style-name="T26">. Por lo tanto el número real de ticks es, </text:span><text:span text:style-name="T27">como se había concluído en 3.c.</text:span><text:span text:style-name="T26">:</text:span></text:p>
      <text:p text:style-name="P33">6<text:span text:style-name="T27">0</text:span> – 1*7 = <text:span text:style-name="T27">53</text:span></text:p>
      <text:p text:style-name="P14"/>
      <text:p text:style-name="P20">4<text:span text:style-name="T2">.</text:span>.</text:p>
      <text:p text:style-name="P21"><text:soft-page-break/>microOrgaSmall: </text:p>
      <text:p text:style-name="P21">a) Cortando el cable que envía la información de los flags desde la ALU hasta la Control Unit, se pierde la capacidad de realizar saltos condicionales.</text:p>
      <text:p text:style-name="P21">b) Que los flags estén siempre en 0 es en este caso equivalente a cortar el cable, nunca podrían realizarse saltos condicionales.</text:p>
      <text:p text:style-name="P21">c) Que los flags estén siempre en 1 implicaría que se saltaría para cualquiera de los saltos condicionales, independientemente de los resultados de las operaciones de la ALU.</text:p>
      <text:p text:style-name="P21"/>
      <text:p text:style-name="P21">Banco de registros: </text:p>
      <text:p text:style-name="P21">a) Cortando el cable que sirve para regular al buffer que controla la salida de los datos, se pierde la capacidad de extraer datos del banco de registros y se libera un valor error (E) al bus interno.</text:p>
      <text:p text:style-name="P21">b) Con el cable <text:span text:style-name="T15">siempre </text:span>en 0, se pierde la capacidad de extraer datos del banco de registros, pero no se libera un valor error al bus.</text:p>
      <text:p text:style-name="P22"><text:span text:style-name="T14">c) Con el cable </text:span><text:span text:style-name="T15">siempre </text:span><text:span text:style-name="T14">en 1, </text:span><text:span text:style-name="T15">e</text:span><text:span text:style-name="T14">l valor en alguno de los registros (el </text:span><text:span text:style-name="T15">especificado </text:span><text:span text:style-name="T14">por outSelect) </text:span><text:span text:style-name="T15">es liberado al bus interno</text:span><text:span text:style-name="T14">, lo </text:span><text:span text:style-name="T17">que impediría </text:span><text:span text:style-name="T18">s</text:span><text:span text:style-name="T15">u uso</text:span><text:span text:style-name="T14">.</text:span></text:p>
      <text:p text:style-name="P8"/>
      <text:p text:style-name="P9">PC:</text:p>
      <text:p text:style-name="P9">a) Cortando el cable se pierde la capacidad de cargar un valor arbitrario al PC. Por ende, se pierde la capacidad de realizar saltos (condicionales o no). </text:p>
      <text:p text:style-name="P9">b) Con el cable siempre en 0, el efecto es el mismo que el de cortarlo.</text:p>
      <text:p text:style-name="P9">c) Con el cable siempre en 1, dado que el componente contador da prioridad al inData, se pierde la capacidad de incrementar al PC por la vía usual (usando la señal Inc). La única forma de incrementar al PC sería incrementar el valor de inData de forma “manual”.</text:p>
      <text:p text:style-name="P9"/>
      <text:p text:style-name="P9">ALU:</text:p>
      <text:p text:style-name="P9">a) Si se corta al cable del OP se pierde la capacidad de operar, y el resultado de la ALU queda fijado en el valor error (E),</text:p>
      <text:p text:style-name="P23"><text:span text:style-name="T16">b</text:span><text:span text:style-name="T19">) </text:span><text:span text:style-name="T16">Si el cable es siempre 0</text:span><text:span text:style-name="T19">, dado que no hay operación de código 0000, el efecto es el mismo que el de cortarlo.</text:span></text:p>
      <text:p text:style-name="P10">c) Si el cable es siempre 1, dado que 1111 es el código para la constante 0xFF, el resultado de la ALU queda fijado en 0xFF.</text:p>
      <text:p text:style-name="P10"/>
      <text:p text:style-name="P11">Memory:</text:p>
      <text:p text:style-name="P27"><text:span text:style-name="T16">a) Si se corta al cable, se pierde la posibilidad de acceder </text:span><text:span text:style-name="T20">a distintas posiciones de memoria a la actual. Si se intenta acceder a memoria activando enableAdress y se habilita la salida con enableOut, se libera un error al bus.</text:span></text:p>
      <text:p text:style-name="P26"><text:span text:style-name="T20">b</text:span><text:span text:style-name="T21">, </text:span><text:span text:style-name="T20">c) Si el cable es siempre 0 o 1, a única posición accesible de la memoria es la primera o la última, respectivamente.</text:span></text:p>
      <text:p text:style-name="P11"/>
      <text:p text:style-name="P12">Decode:</text:p>
      <text:p text:style-name="P12">a) Si se corta al cable, se pierde la posibilidad de decodificar y ejecutar instrucciones de tipo C o D, que usan M.</text:p>
      <text:p text:style-name="P12">b, c) Si el cable es siempre 0 o 1, las instrucciones de tipo C o D sólo podrían operar usando los valores M = 0x00 o M = 0xFF, respectivamente.</text:p>
      <text:p text:style-name="P12"/>
      <text:p text:style-name="P12">Control Unit:</text:p>
      <text:p text:style-name="P28"><text:span text:style-name="T16">a) Si se corta al cable, se pierde la posibilidad de tanto fijar el valor de microOp en algún valor arbitrario como de realizar saltos condicionales incrementando microOp en 2. Lo único que puede hacer el microOp es incrementar en cada tick del reloj, </text:span><text:span text:style-name="T22">ser reseteado a 0, o saltar a la última posición de la memoria ROM si load_microOp está alta (asumimos que tiene que ver con el funcionamiento del componente contador frente a un input indefinido).</text:span></text:p>
      <text:p text:style-name="P28"><text:soft-page-break/><text:span text:style-name="T16">b) Si el cable es siempre 0, </text:span><text:span text:style-name="T22">ocurre casi lo mismo que al cortarlo. En este caso, load_microOp pasa a tener la misma funcionalidad que reset_microOp. Se pierde la capacidad de realizar saltos condicionales o de saltar a cualquier posición de memoria distinta de 0.</text:span></text:p>
      <text:p text:style-name="P29"><text:span text:style-name="T22">c) </text:span><text:span text:style-name="T20">Si el cable es siempre </text:span><text:span text:style-name="T22">1</text:span><text:span text:style-name="T20">, </text:span><text:span text:style-name="T22">se pierde la capacidad de realizar saltos condicionales o de saltar a cualquier posición de memoria distinta de la última.</text:span></text:p>
      <text:p text:style-name="P13"/>
      <text:p text:style-name="P13">5.</text:p>
      <text:p text:style-name="P30"><text:s text:c="6"/>SET R1, 0x00</text:p>
      <text:p text:style-name="P30"><text:s text:c="6"/>SET R2, 0x00</text:p>
      <text:p text:style-name="P30"><text:s text:c="6"/>SET R3, 0x01</text:p>
      <text:p text:style-name="P30">loop: ADD R1, R0</text:p>
      <text:p text:style-name="P30"><text:s text:c="6"/>SUB R0, R3</text:p>
      <text:p text:style-name="P30"><text:s text:c="6"/>CMP R0, R2</text:p>
      <text:p text:style-name="P30"><text:s text:c="6"/>JZ halt</text:p>
      <text:p text:style-name="P30"><text:s text:c="6"/>JMP loop</text:p>
      <text:p text:style-name="P30">halt: JMP halt</text:p>
      <text:p text:style-name="P31"/>
      <text:p text:style-name="P35">6.<text:span text:style-name="T28">a.</text:span></text:p>
      <text:p text:style-name="P37">Obs.: SIG es idéntica a INC, a excepción de que no modifica los flags.</text:p>
      <text:p text:style-name="P36">- <text:span text:style-name="T28">Se modificó a assembler.py agregando a “SIG” a la lista para instrucciones de tipo “type_R” y al diccionario de instrucciones “opcodes” con clave 9.</text:span></text:p>
      <text:p text:style-name="P37">- Se agregó la siguiente secuencia de microinstrucciones, con nombre SIG y opcode 9, a microCode_6.ops:</text:p>
      <text:p text:style-name="P38">01001: ; SIG</text:p>
      <text:p text:style-name="P38"><text:s text:c="4"/>RB_enOut <text:s/>ALU_enA <text:s/>RB_selectIndexOut=0</text:p>
      <text:p text:style-name="P38"><text:s text:c="4"/>ALU_OP=cte0x01</text:p>
      <text:p text:style-name="P38"><text:s text:c="4"/>ALU_enOut ALU_enB</text:p>
      <text:p text:style-name="P38"><text:s text:c="4"/>ALU_OP=ADD</text:p>
      <text:p text:style-name="P38"><text:s text:c="4"/>RB_enIn <text:s text:c="2"/>ALU_enOut RB_selectIndexIn=0</text:p>
      <text:p text:style-name="P38"><text:s text:c="4"/>reset_microOp</text:p>
      <text:p text:style-name="P36"/>
      <text:p text:style-name="P36">6.<text:span text:style-name="T28">b.</text:span></text:p>
      <text:p text:style-name="P36">- <text:span text:style-name="T28">Se modificó a assembler.py agregando a “NEG” a la lista para instrucciones de tipo “type_R” y al diccionario de instrucciones “opcodes” con clave 10.</text:span></text:p>
      <text:p text:style-name="P37">- Se agregó la siguiente secuencia de microinstrucciones, con nombre NEG y opcode 10, a microCode_6.ops:</text:p>
      <text:p text:style-name="P38">01010: ; NEG</text:p>
      <text:p text:style-name="P38"><text:s text:c="4"/>RB_enOut <text:s/>ALU_enA <text:s/>RB_selectIndexOut=0</text:p>
      <text:p text:style-name="P38"><text:s text:c="4"/>ALU_OP=cte0xFF</text:p>
      <text:p text:style-name="P38"><text:s text:c="4"/>ALU_enOut ALU_enB</text:p>
      <text:p text:style-name="P38"><text:s text:c="4"/>ALU_OP=XOR</text:p>
      <text:p text:style-name="P38"><text:s text:c="4"/>ALU_enOut <text:s/>ALU_enA</text:p>
      <text:p text:style-name="P38"><text:s text:c="4"/>ALU_OP=cte0x01</text:p>
      <text:p text:style-name="P38"><text:s text:c="4"/>ALU_enOut ALU_enB</text:p>
      <text:p text:style-name="P38"><text:s text:c="4"/>ALU_OP=ADD</text:p>
      <text:p text:style-name="P38"><text:s text:c="4"/>RB_enIn <text:s text:c="2"/>ALU_enOut RB_selectIndexIn=0</text:p>
      <text:p text:style-name="P38"><text:s text:c="4"/>reset_microOp</text:p>
      <text:p text:style-name="P38"><text:soft-page-break/></text:p>
      <text:p text:style-name="P36">6.<text:span text:style-name="T28">c.</text:span></text:p>
      <text:p text:style-name="P36">- <text:span text:style-name="T28">Se modificó a assembler.py agregando a “MIX” a la lista para instrucciones de tipo “type_RR” y al diccionario de instrucciones “opcodes” con clave 11.</text:span></text:p>
      <text:p text:style-name="P36">- <text:span text:style-name="T28">Se agregó el componente “mix” a microOrgaSmall_6.circ y se lo asoció al opcode 11 (1011, previamente reservado/libre) en la ALU.</text:span></text:p>
      <text:p text:style-name="P36">- <text:span text:style-name="T28">Se modificó a buildMicroOps_6.py para reemplazar la clave “RESERVED11” por “MIX” en el diccionario “ALUops”, dejando intacto al valor asociado (11). </text:span></text:p>
      <text:p text:style-name="P37">- Se agregó la siguiente secuencia de microinstrucciones, con nombre MIX y opcode 11, a microCode_6.ops:</text:p>
      <text:p text:style-name="P38">01011: ; MIX</text:p>
      <text:p text:style-name="P38"><text:s text:c="4"/>RB_enOut <text:s/>ALU_enA <text:s/>RB_selectIndexOut=0</text:p>
      <text:p text:style-name="P38"><text:s text:c="4"/>RB_enOut <text:s/>ALU_enB <text:s/>RB_selectIndexOut=1</text:p>
      <text:p text:style-name="P38"><text:s text:c="4"/>ALU_OP=MIX</text:p>
      <text:p text:style-name="P38"><text:s text:c="4"/>RB_enIn <text:s text:c="2"/>ALU_enOut RB_selectIndexIn=0</text:p>
      <text:p text:style-name="P38"><text:s text:c="4"/>reset_microOp</text:p>
      <text:p text:style-name="P36"/>
      <text:p text:style-name="P36"><text:span text:style-name="T28">Para poner a prueba a las modificaciones realizadas en a, b y c, se escribió al siguiente programa en assembler:</text:span></text:p>
      <text:p text:style-name="P38"><text:s text:c="6"/>SET R0, 0xFD ; programa SIG 6.a.</text:p>
      <text:p text:style-name="P38"><text:s text:c="6"/>SIG R0</text:p>
      <text:p text:style-name="P38"><text:s text:c="6"/>INC R0</text:p>
      <text:p text:style-name="P38"><text:s text:c="6"/>SIG R0</text:p>
      <text:p text:style-name="P38"><text:s text:c="6"/>INC R0</text:p>
      <text:p text:style-name="P38"><text:s text:c="6"/>SIG R1</text:p>
      <text:p text:style-name="P38"><text:s text:c="6"/>SET R2, 0x05 ; programa NEG 6.b.</text:p>
      <text:p text:style-name="P38"><text:s text:c="6"/>NEG R2 <text:s text:c="6"/>; NEG(00000101) = 11111010 + 1 = 0xFB</text:p>
      <text:p text:style-name="P38"><text:s text:c="6"/>SET R2, 0x00</text:p>
      <text:p text:style-name="P38"><text:s text:c="6"/>NEG R2 <text:s text:c="6"/>; NEG(0x00) = 0xFF + 0x01 = 0x00</text:p>
      <text:p text:style-name="P38"><text:s text:c="6"/>SET R3, 0xA7 ; programa MIX 6.c.</text:p>
      <text:p text:style-name="P38"><text:s text:c="6"/>SET R4, 0xC5</text:p>
      <text:p text:style-name="P38"><text:s text:c="6"/>MIX R3, R4 <text:s text:c="2"/>; MIX(10100111, 11000101) = 00000111 = 0x07</text:p>
      <text:p text:style-name="P38">halt: JMP halt</text:p>
      <text:p text:style-name="P35"/>
      <text:p text:style-name="P37">Los archivos .mem para el nuevo set de microinstrucciones y para el programa fueron generados ejecutando, respectivamente:</text:p>
      <text:p text:style-name="P41">python buildMicroOps_6.py microCode_6.ops</text:p>
      <text:p text:style-name="P41">python assembler.py programa_6.asm</text:p>
      <text:p text:style-name="P36"/>
      <text:p text:style-name="P36"><text:span text:style-name="T28">7</text:span>.<text:span text:style-name="T28">a.</text:span></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Monospace" svg:font-family="Monospace"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mono" svg:font-family="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09:12:58.008520723</meta:creation-date>
    <meta:generator>LibreOffice/7.5.7.1$Linux_X86_64 LibreOffice_project/50$Build-1</meta:generator>
    <dc:date>2023-10-21T20:08:08.949008232</dc:date>
    <meta:editing-duration>PT22M24S</meta:editing-duration>
    <meta:editing-cycles>3</meta:editing-cycles>
    <meta:document-statistic meta:table-count="0" meta:image-count="0" meta:object-count="0" meta:page-count="5" meta:paragraph-count="147" meta:word-count="1911" meta:character-count="10916" meta:non-whitespace-character-count="8924"/>
  </office:meta>
</office:document-meta>
</file>